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2726e" officeooo:paragraph-rsid="002269e6"/>
    </style:style>
    <style:style style:name="P2" style:family="paragraph" style:parent-style-name="Text_20_body" style:list-style-name="L1">
      <style:text-properties officeooo:rsid="0022726e" officeooo:paragraph-rsid="0022726e"/>
    </style:style>
    <style:style style:name="P3" style:family="paragraph" style:parent-style-name="Text_20_body" style:list-style-name="L1">
      <style:text-properties officeooo:rsid="002269e6" officeooo:paragraph-rsid="002269e6"/>
    </style:style>
    <style:style style:name="P4" style:family="paragraph" style:parent-style-name="Text_20_body" style:list-style-name="L1">
      <style:text-properties officeooo:rsid="00236c9a" officeooo:paragraph-rsid="00236c9a"/>
    </style:style>
    <style:style style:name="P5" style:family="paragraph" style:parent-style-name="Text_20_body" style:list-style-name="L1">
      <style:text-properties officeooo:rsid="00236c9a" officeooo:paragraph-rsid="002269e6"/>
    </style:style>
    <style:style style:name="P6" style:family="paragraph" style:parent-style-name="Text_20_body" style:list-style-name="L2">
      <style:text-properties officeooo:rsid="002c45db" officeooo:paragraph-rsid="0028c5af"/>
    </style:style>
    <style:style style:name="P7" style:family="paragraph" style:parent-style-name="Text_20_body" style:list-style-name="L2">
      <style:text-properties officeooo:rsid="002c45db" officeooo:paragraph-rsid="003b3deb"/>
    </style:style>
    <style:style style:name="P8" style:family="paragraph" style:parent-style-name="Text_20_body" style:list-style-name="L2">
      <style:text-properties officeooo:rsid="002c45db" officeooo:paragraph-rsid="003bce64"/>
    </style:style>
    <style:style style:name="P9" style:family="paragraph" style:parent-style-name="Text_20_body" style:list-style-name="L2">
      <style:text-properties officeooo:rsid="002c45db" officeooo:paragraph-rsid="0042d10a"/>
    </style:style>
    <style:style style:name="P10" style:family="paragraph" style:parent-style-name="Text_20_body" style:list-style-name="L2">
      <style:text-properties officeooo:rsid="002c45db" officeooo:paragraph-rsid="002e9ef3"/>
    </style:style>
    <style:style style:name="P11" style:family="paragraph" style:parent-style-name="Text_20_body" style:list-style-name="L2">
      <style:text-properties officeooo:rsid="002c45db" officeooo:paragraph-rsid="002bbdb0"/>
    </style:style>
    <style:style style:name="P12" style:family="paragraph" style:parent-style-name="Text_20_body" style:list-style-name="L2">
      <style:paragraph-properties>
        <style:tab-stops>
          <style:tab-stop style:position="5.821cm"/>
          <style:tab-stop style:position="6.429cm"/>
          <style:tab-stop style:position="6.8cm"/>
        </style:tab-stops>
      </style:paragraph-properties>
      <style:text-properties officeooo:rsid="002c45db" officeooo:paragraph-rsid="002bbdb0"/>
    </style:style>
    <style:style style:name="P13" style:family="paragraph" style:parent-style-name="Text_20_body" style:list-style-name="L2">
      <style:text-properties officeooo:rsid="003cb1b6" officeooo:paragraph-rsid="003cb1b6"/>
    </style:style>
    <style:style style:name="P14" style:family="paragraph" style:parent-style-name="Text_20_body" style:list-style-name="L2">
      <style:text-properties officeooo:rsid="0044662b" officeooo:paragraph-rsid="0044662b"/>
    </style:style>
    <style:style style:name="P15" style:family="paragraph" style:parent-style-name="Text_20_body" style:list-style-name="L2">
      <style:text-properties officeooo:rsid="0042d10a" officeooo:paragraph-rsid="0042d10a"/>
    </style:style>
    <style:style style:name="P16" style:family="paragraph" style:parent-style-name="Text_20_body" style:list-style-name="L2">
      <style:text-properties officeooo:rsid="00495be9" officeooo:paragraph-rsid="00495be9"/>
    </style:style>
    <style:style style:name="P17" style:family="paragraph" style:parent-style-name="Text_20_body" style:list-style-name="L2">
      <style:text-properties officeooo:rsid="00488a74" officeooo:paragraph-rsid="00488a74"/>
    </style:style>
    <style:style style:name="P18" style:family="paragraph" style:parent-style-name="Text_20_body" style:list-style-name="L2">
      <style:text-properties officeooo:rsid="004d356d" officeooo:paragraph-rsid="004d356d"/>
    </style:style>
    <style:style style:name="P19" style:family="paragraph" style:parent-style-name="Text_20_body" style:list-style-name="L2">
      <style:text-properties officeooo:rsid="00309a7a" officeooo:paragraph-rsid="00309a7a"/>
    </style:style>
    <style:style style:name="P20" style:family="paragraph" style:parent-style-name="Text_20_body" style:list-style-name="L2">
      <style:text-properties officeooo:rsid="003819e3" officeooo:paragraph-rsid="003819e3"/>
    </style:style>
    <style:style style:name="T1" style:family="text">
      <style:text-properties officeooo:rsid="00260bdf"/>
    </style:style>
    <style:style style:name="T2" style:family="text">
      <style:text-properties officeooo:rsid="002e9ef3"/>
    </style:style>
    <style:style style:name="T3" style:family="text">
      <style:text-properties officeooo:rsid="002f0a63"/>
    </style:style>
    <style:style style:name="T4" style:family="text">
      <style:text-properties officeooo:rsid="00329587"/>
    </style:style>
    <style:style style:name="T5" style:family="text">
      <style:text-properties officeooo:rsid="00382cd8"/>
    </style:style>
    <style:style style:name="T6" style:family="text">
      <style:text-properties officeooo:rsid="003b3deb"/>
    </style:style>
    <style:style style:name="T7" style:family="text">
      <style:text-properties officeooo:rsid="003cb1b6"/>
    </style:style>
    <style:style style:name="T8" style:family="text">
      <style:text-properties officeooo:rsid="003d861f"/>
    </style:style>
    <style:style style:name="T9" style:family="text">
      <style:text-properties officeooo:rsid="0042d10a"/>
    </style:style>
    <style:style style:name="T10" style:family="text">
      <style:text-properties officeooo:rsid="0042d1fc"/>
    </style:style>
    <style:style style:name="T11" style:family="text">
      <style:text-properties officeooo:rsid="004684ec"/>
    </style:style>
    <style:style style:name="T12" style:family="text">
      <style:text-properties officeooo:rsid="00471625"/>
    </style:style>
    <style:style style:name="T13" style:family="text">
      <style:text-properties officeooo:rsid="004a619f"/>
    </style:style>
    <style:style style:name="T14" style:family="text">
      <style:text-properties officeooo:rsid="004b81b3"/>
    </style:style>
    <style:style style:name="T15" style:family="text">
      <style:text-properties officeooo:rsid="004d356d"/>
    </style:style>
    <style:style style:name="T16" style:family="text">
      <style:text-properties officeooo:rsid="004d8c30"/>
    </style:style>
    <style:style style:name="T17" style:family="text">
      <style:text-properties officeooo:rsid="00521c8b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erials</text:h>
      <text:list xml:id="list678421860743134061" text:style-name="L1">
        <text:list-item>
          <text:p text:style-name="P1"><text:span text:style-name="T7">2 normal</text:span> Population of Drosophilia</text:p>
        </text:list-item>
        <text:list-item>
          <text:p text:style-name="P3">Why Drosophilia</text:p>
          <text:list>
            <text:list-item>
              <text:p text:style-name="P2">Because their genome has been well sequenced, indeed it is possible to compare with the human one</text:p>
            </text:list-item>
            <text:list-item>
              <text:p text:style-name="P2">It is easy to have a huge population in a small places and creating a new generations do not require more than few weeks</text:p>
            </text:list-item>
            <text:list-item>
              <text:p text:style-name="P4">The drosophilia shares 60 percents of its genome with human<text:span text:style-name="T1">s</text:span></text:p>
            </text:list-item>
          </text:list>
        </text:list-item>
        <text:list-item>
          <text:p text:style-name="P5">A labyrinth to test the fruit flies memory</text:p>
        </text:list-item>
      </text:list>
      <text:h text:style-name="Heading_20_1" text:outline-level="1">Process</text:h>
      <text:list xml:id="list8081659727302260435" text:style-name="L2">
        <text:list-item>
          <text:p text:style-name="P6">We make random mutation in the flies population</text:p>
        </text:list-item>
        <text:list-item>
          <text:p text:style-name="P7">We test the short term memory of <text:span text:style-name="T6">the</text:span> population</text:p>
        </text:list-item>
        <text:list-item>
          <text:p text:style-name="P8"><text:span text:style-name="T6">S</text:span>o <text:span text:style-name="T6">we separate the populations into new ones according to their phenotype memory</text:span></text:p>
        </text:list-item>
        <text:list-item>
          <text:p text:style-name="P13">We sequence the normal population, the one that interest us because it has the worst memory <text:s/>phenotype and finally one in the middle</text:p>
        </text:list-item>
        <text:list-item>
          <text:p text:style-name="P9">We compare the differences of genome and behavior <text:span text:style-name="T8">(normal VS bad memory)</text:span> to select many genes that may be involved : <text:span text:style-name="T9">we look at the genes mutated </text:span></text:p>
        </text:list-item>
        <text:list-item>
          <text:p text:style-name="P14">We stop the study of individuals who have different of the mutations we’re s<text:span text:style-name="T11">tu</text:span>dying : <text:span text:style-name="T12">important for the verification</text:span></text:p>
        </text:list-item>
        <text:list-item>
          <text:p text:style-name="P15">We created double the number of genes possible candidates : for each gene there is a group heterozygous (dominant/recessive) and homozygous (dominant or recessive). </text:p>
        </text:list-item>
        <text:list-item>
          <text:p text:style-name="P10"><text:span text:style-name="T10">Then</text:span> <text:span text:style-name="T10">for</text:span> <text:span text:style-name="T10">each</text:span> gene, we test if it is the one we are looking for : </text:p>
          <text:list>
            <text:list-item>
              <text:p text:style-name="P16">If the heterozygous normal <text:span text:style-name="T13">have a bad memory, then the good memory is a recessive gene</text:span></text:p>
            </text:list-item>
            <text:list-item>
              <text:p text:style-name="P10"><text:span text:style-name="T2">“W</text:span>e cross it with itself enough <text:span text:style-name="T3">times</text:span> to be sure it is stable” →<text:span text:style-name="T17"> don’t need because we already if it’s heterozygous or homozygous because of the genome sequenced</text:span></text:p>
            </text:list-item>
            <text:list-item>
              <text:p text:style-name="P17">We verify if the gene correspond to our phenotype according to the Mendel’s Law</text:p>
              <text:list>
                <text:list-item>
                  <text:p text:style-name="P18">If our allele is recessive and normal dominant </text:p>
                  <text:list>
                    <text:list-item>
                      <text:p text:style-name="P16">F0 : normal (+/+) * population studied <text:span text:style-name="T15">=&gt;</text:span> <text:span text:style-name="T15">is completely normal</text:span></text:p>
                    </text:list-item>
                    <text:list-item>
                      <text:p text:style-name="P16">F1 : F0*normal =&gt; <text:span text:style-name="T14">1/3 (analyzed with a statistics such like X²) normal</text:span> it is b and it’s recessive</text:p>
                    </text:list-item>
                  </text:list>
                </text:list-item>
                <text:list-item>
                  <text:p text:style-name="P18"><text:soft-page-break/>If our allele is dominant and normal recessives</text:p>
                  <text:list>
                    <text:list-item>
                      <text:p text:style-name="P18">F0 : normal (++)*population studied =&gt; <text:span text:style-name="T16">have bad memory</text:span></text:p>
                    </text:list-item>
                  </text:list>
                </text:list-item>
              </text:list>
            </text:list-item>
            <text:list-item>
              <text:p text:style-name="P19">If it is the case then we will be able to say that <text:span text:style-name="T4">the gene we’re studying is the one responsible for short term memory</text:span></text:p>
            </text:list-item>
          </text:list>
        </text:list-item>
        <text:list-item>
          <text:p text:style-name="P20">Then we store the discovery <text:span text:style-name="T5">in a</text:span> database <text:span text:style-name="T5">where biologists share their own data</text:span></text:p>
        </text:list-item>
        <text:list-item>
          <text:p text:style-name="P11">We try to find the equivalent genes <text:span text:style-name="T6">in a database</text:span> of the one sectioned in the human genome</text:p>
        </text:list-item>
        <text:list-item>
          <text:p text:style-name="P12">We validate the involvement of theses genes in short term memory by using volunteers and blood samples and check the environment of each one (may play a rol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language="en" fo:country="AU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41:05.260804380</meta:creation-date>
    <dc:date>2016-11-03T07:51:41.373549280</dc:date>
    <meta:editing-duration>PT5H26M31S</meta:editing-duration>
    <meta:editing-cycles>42</meta:editing-cycles>
    <meta:generator>LibreOffice/5.1.4.2$Linux_X86_64 LibreOffice_project/10m0$Build-2</meta:generator>
    <meta:document-statistic meta:table-count="0" meta:image-count="0" meta:object-count="0" meta:page-count="2" meta:paragraph-count="28" meta:word-count="434" meta:character-count="2288" meta:non-whitespace-character-count="1905"/>
  </office:meta>
</office:document-meta>
</file>